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4dc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4dc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4dc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4dc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4dc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4dc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4dc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4dc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4dc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4dc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4dc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4dc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4dc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4dc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4dc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4dc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4dc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iego Emanuel Márquez Mejía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1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590399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ilagros Del Valle Mejías Infan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9039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4.14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4" meta:non-whitespace-character-count="1005"/>
    <meta:template xlink:type="simple" xlink:actuate="onRequest" xlink:title="Normal" xlink:href=""/>
  </office:meta>
</office:document-meta>
</file>